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end"/>
    </style:style>
    <style:style style:name="T29" style:parent-style-name="Основнойшрифтабзаца" style:family="text">
      <style:text-properties fo:font-size="14pt" style:font-size-asian="14pt" style:font-size-complex="14pt" fo:language="en" fo:country="US"/>
    </style:style>
    <style:style style:name="T30" style:parent-style-name="Основнойшрифтабзаца" style:family="text">
      <style:text-properties fo:font-size="14pt" style:font-size-asian="14pt" style:font-size-complex="14pt" fo:language="ru" fo:country="RU"/>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en" fo:country="US"/>
    </style:style>
    <style:style style:name="P33" style:parent-style-name="Standard" style:family="paragraph">
      <style:paragraph-properties fo:text-align="end"/>
      <style:text-properties fo:font-size="14pt" style:font-size-asian="14pt" style:font-size-complex="14pt" fo:language="en" fo:country="US"/>
    </style:style>
    <style:style style:name="P34" style:parent-style-name="Standard" style:family="paragraph">
      <style:paragraph-properties fo:text-align="center"/>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T46" style:parent-style-name="Основнойшрифтабзаца" style:family="text">
      <style:text-properties fo:font-weight="bold" style:font-weight-asian="bold" fo:font-size="14pt" style:font-size-asian="14pt" style:font-size-complex="14pt" fo:language="en" fo:country="US"/>
    </style:style>
    <style:style style:name="T47" style:parent-style-name="Основнойшрифтабзаца" style:family="text">
      <style:text-properties fo:font-size="14pt" style:font-size-asian="14pt" style:font-size-complex="14pt" fo:language="en" fo:country="US"/>
    </style:style>
    <style:style style:name="T48" style:parent-style-name="Основнойшрифтабзаца" style:family="text">
      <style:text-properties fo:font-size="14pt" style:font-size-asian="14pt" style:font-size-complex="14pt" fo:language="en" fo:country="US"/>
    </style:style>
    <style:style style:name="T49"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50"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51"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P52" style:parent-style-name="Standard" style:family="paragraph">
      <style:text-properties fo:font-weight="bold" style:font-weight-asian="bold" style:font-weight-complex="bold" fo:font-size="14pt" style:font-size-asian="14pt" style:font-size-complex="14pt" fo:language="en" fo:country="US"/>
    </style:style>
    <style:style style:name="P53" style:parent-style-name="Standard" style:family="paragraph">
      <style:text-properties fo:font-weight="bold" style:font-weight-asian="bold" style:font-weight-complex="bold" fo:font-size="14pt" style:font-size-asian="14pt" style:font-size-complex="14pt" fo:language="en" fo:country="US"/>
    </style:style>
    <style:style style:name="T54" style:parent-style-name="Основнойшрифтабзаца" style:family="text">
      <style:text-properties fo:font-size="14pt" style:font-size-asian="14pt" style:font-size-complex="14pt" fo:language="en" fo:country="US"/>
    </style:style>
    <style:style style:name="T55" style:parent-style-name="Основнойшрифтабзаца" style:family="text">
      <style:text-properties fo:font-size="14pt" style:font-size-asian="14pt" style:font-size-complex="14pt" fo:language="en" fo:country="US"/>
    </style:style>
    <style:style style:name="T56" style:parent-style-name="Основнойшрифтабзаца" style:family="text">
      <style:text-properties fo:font-size="14pt" style:font-size-asian="14pt" style:font-size-complex="14pt" fo:language="kk" fo:country="KZ"/>
    </style:style>
    <style:style style:name="T57" style:parent-style-name="Основнойшрифтабзаца" style:family="text">
      <style:text-properties fo:font-size="14pt" style:font-size-asian="14pt" style:font-size-complex="14pt" fo:language="en" fo:country="US"/>
    </style:style>
    <style:style style:name="T58" style:parent-style-name="Основнойшрифтабзаца" style:family="text">
      <style:text-properties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en" fo:country="US"/>
    </style:style>
    <style:style style:name="P62" style:parent-style-name="Standard" style:family="paragraph">
      <style:text-properties fo:font-size="14pt" style:font-size-asian="14pt" style:font-size-complex="14pt" fo:language="en" fo:country="US"/>
    </style:style>
    <style:style style:name="P63" style:parent-style-name="Standard" style:family="paragraph">
      <style:text-properties fo:font-size="14pt" style:font-size-asian="14pt" style:font-size-complex="14pt" fo:language="en" fo:country="US"/>
    </style:style>
    <style:style style:name="P64" style:parent-style-name="Standard" style:family="paragraph">
      <style:text-properties fo:font-weight="bold" style:font-weight-asian="bold" style:font-weight-complex="bold" fo:font-size="14pt" style:font-size-asian="14pt" style:font-size-complex="14pt" fo:language="en" fo:country="US"/>
    </style:style>
    <style:style style:name="P65" style:parent-style-name="Standard" style:family="paragraph">
      <style:text-properties fo:font-size="14pt" style:font-size-asian="14pt" style:font-size-complex="14pt" fo:language="en" fo:country="US"/>
    </style:style>
    <style:style style:name="P66" style:parent-style-name="Standard" style:list-style-name="LFO1" style:family="paragraph"/>
    <style:style style:name="T67" style:parent-style-name="Основнойшрифтабзаца" style:family="text">
      <style:text-properties fo:font-size="14pt" style:font-size-asian="14pt" style:font-size-complex="14pt" fo:language="en" fo:country="US"/>
    </style:style>
    <style:style style:name="T68" style:parent-style-name="Основнойшрифтабзаца" style:family="text">
      <style:text-properties fo:font-size="14pt" style:font-size-asian="14pt" style:font-size-complex="14pt" fo:language="en" fo:country="US"/>
    </style:style>
    <style:style style:name="T69" style:parent-style-name="Основнойшрифтабзаца" style:family="text">
      <style:text-properties fo:font-size="14pt" style:font-size-asian="14pt" style:font-size-complex="14pt" fo:language="en" fo:country="US"/>
    </style:style>
    <style:style style:name="P70" style:parent-style-name="Standard" style:list-style-name="LFO1" style:family="paragraph">
      <style:text-properties fo:font-size="14pt" style:font-size-asian="14pt" style:font-size-complex="14pt" fo:language="en" fo:country="US"/>
    </style:style>
    <style:style style:name="P71" style:parent-style-name="Standard" style:list-style-name="LFO1" style:family="paragraph">
      <style:text-properties fo:font-size="14pt" style:font-size-asian="14pt" style:font-size-complex="14pt" fo:language="en" fo:country="US"/>
    </style:style>
    <style:style style:name="P72" style:parent-style-name="Standard" style:list-style-name="LFO1" style:family="paragraph">
      <style:text-properties fo:font-size="14pt" style:font-size-asian="14pt" style:font-size-complex="14pt" fo:language="en" fo:country="US"/>
    </style:style>
    <style:style style:name="P73" style:parent-style-name="Standard" style:list-style-name="LFO1" style:family="paragraph">
      <style:text-properties fo:font-size="14pt" style:font-size-asian="14pt" style:font-size-complex="14pt" fo:language="en" fo:country="US"/>
    </style:style>
    <style:style style:name="P74" style:parent-style-name="Standard" style:list-style-name="LFO1" style:family="paragraph"/>
    <style:style style:name="T75" style:parent-style-name="Основнойшрифтабзаца" style:family="text">
      <style:text-properties fo:font-size="14pt" style:font-size-asian="14pt" style:font-size-complex="14pt" fo:language="en" fo:country="US"/>
    </style:style>
    <style:style style:name="T76" style:parent-style-name="Основнойшрифтабзаца" style:family="text">
      <style:text-properties fo:font-size="14pt" style:font-size-asian="14pt" style:font-size-complex="14pt" fo:language="en" fo:country="US"/>
    </style:style>
    <style:style style:name="P77" style:parent-style-name="Standard" style:list-style-name="LFO1" style:family="paragraph">
      <style:text-properties fo:font-size="14pt" style:font-size-asian="14pt" style:font-size-complex="14pt" fo:language="en" fo:country="US"/>
    </style:style>
    <style:style style:name="P78" style:parent-style-name="Standard" style:list-style-name="LFO1" style:family="paragraph">
      <style:text-properties fo:font-size="14pt" style:font-size-asian="14pt" style:font-size-complex="14pt" fo:language="en" fo:country="US"/>
    </style:style>
    <style:style style:name="P79" style:parent-style-name="Standard" style:family="paragraph">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T84" style:parent-style-name="Основнойшрифтабзаца" style:family="text">
      <style:text-properties fo:font-weight="bold" style:font-weight-asian="bold" fo:font-size="14pt" style:font-size-asian="14pt" style:font-size-complex="14pt" fo:language="en" fo:country="US"/>
    </style:style>
    <style:style style:name="P85" style:parent-style-name="Standard" style:family="paragraph">
      <style:text-properties fo:font-size="14pt" style:font-size-asian="14pt" style:font-size-complex="14pt" fo:language="en" fo:country="US"/>
    </style:style>
    <style:style style:name="P86" style:parent-style-name="Standard" style:family="paragraph">
      <style:text-properties fo:font-size="14pt" style:font-size-asian="14pt" style:font-size-complex="14pt" fo:language="en" fo:country="US"/>
    </style:style>
    <style:style style:name="P87" style:parent-style-name="Standard" style:family="paragraph">
      <style:text-properties fo:font-size="14pt" style:font-size-asian="14pt" style:font-size-complex="14pt" fo:language="en" fo:country="US"/>
    </style:style>
    <style:style style:name="P88" style:parent-style-name="Standard" style:family="paragraph">
      <style:text-properties fo:font-size="14pt" style:font-size-asian="14pt" style:font-size-complex="14pt" fo:language="en" fo:country="US"/>
    </style:style>
    <style:style style:name="P89" style:parent-style-name="Standard" style:family="paragraph">
      <style:text-properties fo:font-size="14pt" style:font-size-asian="14pt" style:font-size-complex="14pt" fo:language="en" fo:country="US"/>
    </style:style>
    <style:style style:name="P90" style:parent-style-name="Standard" style:family="paragraph">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Hierarchy (combining several<text:s/>virtual channels into one)</text:p>
      <text:p text:style-name="P19"/>
      <text:p text:style-name="P20"/>
      <text:p text:style-name="P21"/>
      <text:p text:style-name="P22"/>
      <text:p text:style-name="P23"/>
      <text:p text:style-name="P24"/>
      <text:p text:style-name="P25"/>
      <text:p text:style-name="P26"/>
      <text:p text:style-name="P27"/>
      <text:p text:style-name="P28"><text:span text:style-name="T29">Author: Balyberdin<text:s/></text:span><text:span text:style-name="T30">А</text:span><text:span text:style-name="T31">.L.</text:span><text:span text:style-name="T32"><text:tab/></text:span></text:p>
      <text:p text:style-name="P33"><text:tab/></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Novosibirsk, 2022<text:s/></text:p>
      <text:soft-page-break/>
      <text:p text:style-name="Standard"><text:span text:style-name="T46">Hierarchy</text:span><text:span text:style-name="T47"><text:s/>in traditional synchronous communications, in most cases, means the combination of several lower-rate channels into a high-rate one. In the packet switch</text:span><text:span text:style-name="T48">ing technology, the concept of the physical channel rate is blurred; the closest technology to the concept of “hierarchy” would be the encapsulation of low-level protocols into higher-level protocols.</text:span></text:p>
      <text:p text:style-name="Standard"><text:span text:style-name="T49">To understand this, you need to read: SSH_Synchronous S</text:span><text:span text:style-name="T50">tream_ Stream</text:span><text:s/><text:span text:style-name="T51">Fragmentation (2).</text:span></text:p>
      <text:p text:style-name="Standard"/>
      <text:p text:style-name="P52">The Concept of Hierarchy in SSH</text:p>
      <text:p text:style-name="P53"/>
      <text:p text:style-name="Standard"><text:span text:style-name="T54">The channel structure in SSH is “inverted” relative to the traditional data transmission channels. On average, the situation will be observed where the connection speed will<text:s/></text:span><text:span text:style-name="T55">decrease as the data stream moves away from the sources</text:span><text:span text:style-name="T56"><text:s/></text:span><text:span text:style-name="T57">(processor, drives, memory, etc.). Let’s put it another way: the greater the distance, the lower the rate of a virtual (physical channel) channel. For SSH, hierarchy should be understood as the combin</text:span><text:span text:style-name="T58">ation of several virtual channels into one. From the article about physical stream fragmentation, we can make a conclusion that the basic limitations of the network are the number of virtual channel modules and bandwidth of the physical channels. From the<text:s/></text:span><text:span text:style-name="T59">principle of dividing a physical channel, we can conclude that the higher the rate of a virtual channel, the lower the switching delay (respectively, the transmission delay).<text:s/></text:span></text:p>
      <text:p text:style-name="Standard"><text:span text:style-name="T60">This means there is a need to combine “long-distance” low-rate virtual channels<text:s/></text:span><text:span text:style-name="T61">into a higher rate one to save the virtual channel modules and reduce the switching time.<text:s/></text:span></text:p>
      <text:p text:style-name="P62">In addition, this mechanism will serve as the basis for traffic assignment algorithms in large networks (it can be called an analogue of MPLS from Ethernet). The higher the hierarchy level (the degree of nesting), the larger the size of the network in which such a channel is used, and the higher the level of the traffic management system.</text:p>
      <text:p text:style-name="P63"/>
      <text:p text:style-name="P64">An Algorithm for Creating and Decomposing an Aggregate Channel.</text:p>
      <text:p text:style-name="P65"/>
      <text:list text:style-name="LFO1" text:continue-numbering="true">
        <text:list-item>
          <text:p text:style-name="P66"><text:span text:style-name="T67">To<text:s/></text:span><text:span text:style-name="T68">combine several channels into one, it is enough to arrange it in a single array (in the space of the counter</text:span><text:s/><text:span text:style-name="T69">states). In the first switch it will be considered as separate channels.</text:span></text:p>
        </text:list-item>
        <text:list-item>
          <text:p text:style-name="P70">In the next switch, let’s associate with it one virtual channel module that responds to the entire range of the counter states.</text:p>
        </text:list-item>
        <text:list-item>
          <text:p text:style-name="P71">For the first switch in the chain, where there are still separate virtual channels, there is a slight difference in the insertion of the compensating symbols. If there is no data in any of its buffers,<text:s/>it is necessary to issue “buffer is empty” service symbol, which will not be deleted during further transmission, until the moment of decomposition of an aggregate channel. The use of such a symbol is necessary for the correct inverse distribution of data<text:s/>across the individual virtual channel modules on the receiving side.</text:p>
        </text:list-item>
        <text:list-item>
          <text:p text:style-name="P72">Due to the transformation of the original compensating symbols into non-deletable ones, the second switch (when reading an aggregate channel) must increase the transmission rate of an aggregate channel by 500 ppm and “in normal mode”<text:s/><text:soft-page-break/>insert the regular compensating symbols.</text:p>
        </text:list-item>
        <text:list-item>
          <text:p text:style-name="P73">In the receiver switch, separate virtual channel modules must be recreated for the inverse distribution of components of an aggregate channel across the separate virtual channel modules.</text:p>
        </text:list-item>
        <text:list-item>
          <text:p text:style-name="P74"><text:span text:style-name="T75">When designing a virtual channel module, it is necessary to take into account that on the receiving side the address range may not be located in the same place as it is on the transmitter side, and the need to delete the compensating sym</text:span><text:span text:style-name="T76">bols inserted by the previous switch. Accordingly, the sequence of recording into individual buffers will not coincide with the sequence of a receiver, which will require modification of the basic algorithm of a virtual channel module.<text:s/></text:span></text:p>
        </text:list-item>
        <text:list-item>
          <text:p text:style-name="P77">To be able to combine the virtual channels multiple times (multi-level hierarchy), it is necessary to add a hierarchy level counter to the body of non-deletable “buffer is empty” symbol. This counter will increase by one when creating an aggregate channel and decrease by one<text:s/>when disassembling a channel. When the value reaches zero, such a symbol must be replaced with a regular compensating symbol. The same hierarchy counter should be added for other control symbols that affect the state of a virtual channel module (for example, “delete a channel” symbol).</text:p>
        </text:list-item>
        <text:list-item>
          <text:p text:style-name="P78">All other algorithms for increasing or decreasing the rate and number of channels must operate similarly to a channel of the first-level hierarchy.</text:p>
        </text:list-item>
      </text:list>
      <text:p text:style-name="P79"/>
      <text:p text:style-name="Standard"><text:span text:style-name="T80">This description cannot be considered as a complete algorithm; it is highly</text:span><text:span text:style-name="T81"><text:s/>likely that these are the preferences or</text:span><text:s/><text:span text:style-name="T82">boundaries that cannot be crossed. Formation of a complete algorithm for functioning of the aggregate channels is possible only after describing the same algorithm (sequence of operation and signal symbols) for the</text:span><text:span text:style-name="T83"><text:s/>first-level hierarchy. And these works must be performed<text:s/></text:span><text:span text:style-name="T84">as part of the R&amp;D.<text:s/></text:span></text:p>
      <text:p text:style-name="P85"/>
      <text:p text:style-name="P86"/>
      <text:p text:style-name="P87"/>
      <text:p text:style-name="P88"/>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25T14:22:00Z</meta:creation-date>
    <dc:date>2023-10-01T13:40:00Z</dc:date>
    <meta:print-date>2022-05-23T11:04:00Z</meta:print-date>
    <meta:template xlink:href="Normal" xlink:type="simple"/>
    <meta:editing-cycles>3</meta:editing-cycles>
    <meta:editing-duration>PT0S</meta:editing-duration>
    <meta:user-defined meta:name="Info 1"/>
    <meta:user-defined meta:name="Info 2"/>
    <meta:user-defined meta:name="Info 3"/>
    <meta:user-defined meta:name="Info 4"/>
    <meta:document-statistic meta:page-count="3" meta:paragraph-count="10" meta:word-count="805" meta:character-count="5387" meta:row-count="38" meta:non-whitespace-character-count="4592"/>
  </office:meta>
</office:document-meta>
</file>